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f</mi>
        <mtext>B</mtext>
      </msub>
      <mrow>
        <mspace width="2em"/>
        <mo stretchy="false">=</mo>
        <mspace width="2em"/>
      </mrow>
      <msub>
        <mi>f</mi>
        <mtext>S</mtext>
      </msub>
      <mspace width="0.5em"/>
      <mfrac>
        <mi>c</mi>
        <mrow>
          <mi>c</mi>
          <mrow>
            <mspace width="2em"/>
            <mo stretchy="false">−</mo>
            <mspace width="2em"/>
          </mrow>
          <msub>
            <mi>v</mi>
            <mi>c</mi>
          </msub>
        </mrow>
      </mfrac>
      <mspace width="4em"/>
      <mo stretchy="false">⇒</mo>
      <mspace width="4em"/>
      <mrow>
        <munder>
          <mi>lim</mi>
          <mrow>
            <msub>
              <mi>v</mi>
              <mi>c</mi>
            </msub>
            <mo stretchy="false">→</mo>
            <mi>c</mi>
          </mrow>
        </munder>
        <mspace width="0.5em"/>
      </mrow>
      <msub>
        <mi>f</mi>
        <mtext>S</mtext>
      </msub>
      <mspace width="0.5em"/>
      <mfrac>
        <mi>c</mi>
        <mrow>
          <mi>c</mi>
          <mrow>
            <mspace width="2em"/>
            <mo stretchy="false">−</mo>
            <mspace width="2em"/>
          </mrow>
          <msub>
            <mi>v</mi>
            <mi>c</mi>
          </msub>
        </mrow>
      </mfrac>
      <mrow>
        <mspace width="2em"/>
        <mo stretchy="false">=</mo>
        <mspace width="2em"/>
      </mrow>
      <mi mathvariant="normal">∞</mi>
    </mrow>
    <annotation encoding="StarMath 5.0">f _"B" ~=~ f _"S" ` c over { c ~-~ v _c }  ~~drarrow~~ 
lim from {v _c rightarrow c} ` f _"S" ` c over { c ~-~ v _c } ~=~ infinity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17:16:48.556000000</meta:creation-date>
    <dc:date>2015-04-15T20:38:12.566000000</dc:date>
    <meta:editing-duration>PT9M43S</meta:editing-duration>
    <meta:editing-cycles>5</meta:editing-cycles>
    <meta:generator>LibreOffice/4.3.4.1$Windows_x86 LibreOffice_project/bc356b2f991740509f321d70e4512a6a54c5f243</meta:generator>
  </office:meta>
</office:document-meta>
</file>